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728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532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use-window-font-color="true"/>
    </style:style>
    <style:style style:name="ce12" style:family="table-cell" style:parent-style-name="Excel_20_Built-in_20_Inpu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Output" style:data-style-name="N146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Excel_20_Built-in_20_Neutral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7f7f7f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eutral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7f7f7f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c9211e"/>
    </style:style>
    <style:style style:name="ce17" style:family="table-cell" style:parent-style-name="Excel_20_Built-in_20_Inpu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Excel_20_Built-in_20_Output" style:data-style-name="N146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6" style:family="text">
      <style:text-properties style:text-position="33% 58%" fo:font-weight="normal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text-position="33%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 style:text-position="33% 58%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rogrammable logic pins" table:style-name="ta1">
        <table:table-column table:style-name="co5" table:default-cell-style-name="Default"/>
        <table:table-column table:style-name="co8" table:default-cell-style-name="ce13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Signal name</text:p>
          </table:table-cell>
          <table:table-cell table:style-name="ce17" office:value-type="string" calcext:value-type="string">
            <text:p>Connector</text:p>
            <text:p>pin #</text:p>
          </table:table-cell>
          <table:table-cell table:style-name="ce17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office:value-type="string" calcext:value-type="string">
            <text:p><text:span text:style-name="T1">NOTE: </text:span><text:span text:style-name="T2">I/O Vcc is 2.5V; single-ended signals are LVCMOS and differential are LVDS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tential problems (signals split between widely separated banks) are in red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JB2</text:p>
          </table:table-cell>
          <table:covered-table-cell table:number-columns-repeated="3"/>
          <table:table-cell/>
          <table:table-cell office:value-type="string" calcext:value-type="string">
            <text:p>Active-low signals are preceded by ‘~’</text:p>
          </table:table-cell>
          <table:table-cell/>
        </table:table-row>
        <table:table-row table:style-name="ro2">
          <table:table-cell office:value-type="string" calcext:value-type="string">
            <text:p>Shutdown_Sense_Sel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Amplifier boards are numbered 0-7</text:p>
          </table:table-cell>
          <table:table-cell/>
        </table:table-row>
        <table:table-row table:style-name="ro2">
          <table:table-cell office:value-type="string" calcext:value-type="string">
            <text:p>~DAC_CS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N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P18</text:p>
          </table:table-cell>
          <table:table-cell/>
          <table:table-cell table:style-name="ce24" office:value-type="string" calcext:value-type="string">
            <text:p>Signal meanings:</text:p>
          </table:table-cell>
          <table:table-cell/>
        </table:table-row>
        <table:table-row table:style-name="ro2">
          <table:table-cell office:value-type="string" calcext:value-type="string">
            <text:p>ADC_MOSI-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DAC is distributed, inverted, as the DAC output-load signal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OSI+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~SCKI is distributed, inverted, as the SPI clock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ISO+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T17</text:p>
          </table:table-cell>
          <table:table-cell/>
          <table:table-cell office:value-type="string" calcext:value-type="string">
            <text:p>SCKO* are the SPI clocks output from each amplifier board, matching the MISO signals</text:p>
          </table:table-cell>
          <table:table-cell/>
        </table:table-row>
        <table:table-row table:style-name="ro2">
          <table:table-cell office:value-type="string" calcext:value-type="string">
            <text:p>ADC_MISO-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R17</text:p>
          </table:table-cell>
          <table:table-cell/>
          <table:table-cell table:style-name="ce24" office:value-type="string" calcext:value-type="string">
            <text:p>Signal meanings (aux.):</text:p>
          </table:table-cell>
          <table:table-cell/>
        </table:table-row>
        <table:table-row table:style-name="ro2">
          <table:table-cell office:value-type="string" calcext:value-type="string">
            <text:p>DAC_MISO+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Shutdown sense signals, 1 per amplifier board, are latched: these are active when an individual amplifier IC activates on-die over-temp. protection, or when the FPGA forces a manual shutdown</text:p>
          </table:table-cell>
          <table:table-cell/>
        </table:table-row>
        <table:table-row table:style-name="ro2">
          <table:table-cell office:value-type="string" calcext:value-type="string">
            <text:p>~ADC_CS+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V17</text:p>
          </table:table-cell>
          <table:table-cell/>
          <table:table-cell office:value-type="string" calcext:value-type="string">
            <text:p><text:span text:style-name="T1">Shutdown_Sense_Sel*</text:span> signals select an amplifier board’s latched shutdown sense signal to read out on <text:span text:style-name="T1">Shutdown_Sense</text:span></text:p>
          </table:table-cell>
          <table:table-cell/>
        </table:table-row>
        <table:table-row table:style-name="ro2">
          <table:table-cell office:value-type="string" calcext:value-type="string">
            <text:p>~ADC_CS-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V18</text:p>
          </table:table-cell>
          <table:table-cell/>
          <table:table-cell office:value-type="string" calcext:value-type="string">
            <text:p><text:span text:style-name="T1">Power_Enable_FPGA</text:span> enables the amplifiers when high, and forces a shutdown (and also latches every shutdown sense signal on) on every amplifier board when low</text:p>
          </table:table-cell>
          <table:table-cell/>
        </table:table-row>
        <table:table-row table:style-name="ro2">
          <table:table-cell office:value-type="string" calcext:value-type="string">
            <text:p>DAC_MOSI-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W19</text:p>
          </table:table-cell>
          <table:table-cell table:number-columns-repeated="2"/>
          <table:table-cell office:value-type="string" calcext:value-type="string">
            <text:p>When low, this also resets the DACs &amp; ADCs on the amplifier boards, but only temporarily: this is not latching.</text:p>
          </table:table-cell>
        </table:table-row>
        <table:table-row table:style-name="ro2">
          <table:table-cell office:value-type="string" calcext:value-type="string">
            <text:p>DAC_MOSI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<text:span text:style-name="T1">~Shutdown_Reset</text:span> clears all the latched shutdown sense signals</text:p>
          </table:table-cell>
          <table:table-cell/>
        </table:table-row>
        <table:table-row table:style-name="ro2">
          <table:table-cell office:value-type="string" calcext:value-type="string">
            <text:p>SCKI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T20</text:p>
          </table:table-cell>
          <table:table-cell/>
          <table:table-cell office:value-type="string" calcext:value-type="string">
            <text:p><text:span text:style-name="T1">Power_Enable_Ext_Sense</text:span> is high when the manual power-enable control is on, and low when off (all amp boards are forced into shutdown in this case, by backplane circuitry)</text:p>
          </table:table-cell>
          <table:table-cell/>
        </table:table-row>
        <table:table-row table:style-name="ro2">
          <table:table-cell office:value-type="string" calcext:value-type="string">
            <text:p>SCK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W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V16</text:p>
          </table:table-cell>
          <table:table-cell table:number-columns-repeated="2"/>
          <table:table-cell table:style-name="ce15"/>
        </table:table-row>
        <table:table-row table:style-name="ro2">
          <table:table-cell table:style-name="ce15" office:value-type="string" calcext:value-type="string">
            <text:p>ADC_MOSI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V20</text:p>
          </table:table-cell>
          <table:table-cell/>
          <table:table-cell table:style-name="ce15"/>
          <table:table-cell/>
        </table:table-row>
        <table:table-row table:style-name="ro2">
          <table:table-cell table:style-name="ce15" office:value-type="string" calcext:value-type="string">
            <text:p>ADC_MOSI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~AD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Y19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~AD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Y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N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P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_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P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Mhz_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N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4" table:number-rows-spanned="1">
            <text:p>JB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T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W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V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PUDC_B_34</text:p>
          </table:table-cell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V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Y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Y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W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Y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W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V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4" table:number-rows-spanned="1">
            <text:p>JC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V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19P_T3_13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19N_T3_VREF_13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20N_T3_13</text:p>
          </table:table-cell>
          <table:table-cell office:value-type="string" calcext:value-type="string">
            <text:p>Y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20P_T3_13</text:p>
          </table:table-cell>
          <table:table-cell office:value-type="string" calcext:value-type="string">
            <text:p>Y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13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13</text:p>
          </table:table-cell>
          <table:table-cell office:value-type="string" calcext:value-type="string">
            <text:p>V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13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13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13</text:p>
          </table:table-cell>
          <table:table-cell office:value-type="string" calcext:value-type="string">
            <text:p>Y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13</text:p>
          </table:table-cell>
          <table:table-cell office:value-type="string" calcext:value-type="string">
            <text:p>W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W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W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Y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Y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Y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4" table:number-rows-spanned="1">
            <text:p>JA2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J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L14</text:p>
          </table:table-cell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~ADC_CS-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L15</text:p>
          </table:table-cell>
          <table:table-cell table:number-columns-repeated="2"/>
          <table:table-cell table:style-name="ce18"/>
        </table:table-row>
        <table:table-row table:style-name="ro2">
          <table:table-cell table:style-name="ce18" office:value-type="string" calcext:value-type="string">
            <text:p>DAC_MOSI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J16</text:p>
          </table:table-cell>
          <table:table-cell table:style-name="ce21" office:value-type="string" calcext:value-type="string" table:number-columns-spanned="1" table:number-rows-spanned="4">
            <text:p>Remainder of amp 4 signals are on bank 13</text:p>
          </table:table-cell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DAC_MOSI+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K16</text:p>
          </table:table-cell>
          <table:covered-table-cell/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~DAC_CS+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M14</text:p>
          </table:table-cell>
          <table:covered-table-cell/>
          <table:table-cell table:number-columns-repeated="2"/>
        </table:table-row>
        <table:table-row table:style-name="ro2">
          <table:table-cell table:style-name="ce18" office:value-type="string" calcext:value-type="string">
            <text:p>~DAC_CS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M15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DC_MOSI-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AD14P_35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AD14N_35</text:p>
          </table:table-cell>
          <table:table-cell office:value-type="string" calcext:value-type="string">
            <text:p>N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0N_T3_AD6N_35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0P_T3_AD6P_35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AD3P_35</text:p>
          </table:table-cell>
          <table:table-cell office:value-type="string" calcext:value-type="string">
            <text:p>L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AD3N_35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0N_T1_AD11N_35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0P_T1_AD11P_35</text:p>
          </table:table-cell>
          <table:table-cell office:value-type="string" calcext:value-type="string">
            <text:p>K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AD10P_35</text:p>
          </table:table-cell>
          <table:table-cell office:value-type="string" calcext:value-type="string">
            <text:p>M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AD10N_35</text:p>
          </table:table-cell>
          <table:table-cell office:value-type="string" calcext:value-type="string">
            <text:p>M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7N_T1_AD2N_35</text:p>
          </table:table-cell>
          <table:table-cell office:value-type="string" calcext:value-type="string">
            <text:p>M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7P_T1_AD2P_35</text:p>
          </table:table-cell>
          <table:table-cell office:value-type="string" calcext:value-type="string">
            <text:p>M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L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L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K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K1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4" table:number-rows-spanned="1">
            <text:p>JA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~Shutdown_Re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5P_T0_AD9P_3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5N_T0_AD9N_35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D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F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F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N_T0_AD0N_35</text:p>
          </table:table-cell>
          <table:table-cell office:value-type="string" calcext:value-type="string">
            <text:p>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P_T0_AD0P_35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AD1P_35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AD1N_35</text:p>
          </table:table-cell>
          <table:table-cell office:value-type="string" calcext:value-type="string">
            <text:p>D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N_T0_AD8N_35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P_T0_AD8P_35</text:p>
          </table:table-cell>
          <table:table-cell office:value-type="string" calcext:value-type="string">
            <text:p>B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_Enable_FPG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AD12P_35</text:p>
          </table:table-cell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_Enable_Ext_Sen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AD12N_35</text:p>
          </table:table-cell>
          <table:table-cell office:value-type="string" calcext:value-type="string">
            <text:p>F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AD13N_35</text:p>
          </table:table-cell>
          <table:table-cell office:value-type="string" calcext:value-type="string">
            <text:p>G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AD13P_35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AD5P_35</text:p>
          </table:table-cell>
          <table:table-cell office:value-type="string" calcext:value-type="string">
            <text:p>J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AD5N_35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G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G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2" table:number-rows-repeated="10484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PU peripheral pin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8" office:value-type="string" calcext:value-type="string">
            <text:p>Signal name</text:p>
          </table:table-cell>
          <table:table-cell table:style-name="ce17" office:value-type="string" calcext:value-type="string">
            <text:p>Connector pin #</text:p>
          </table:table-cell>
          <table:table-cell table:style-name="ce17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table:style-name="ce24" office:value-type="string" calcext:value-type="string">
            <text:p>Signal meanings: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pan text:style-name="T1">UART_Tx</text:span> and <text:span text:style-name="T1">UART_Rx</text:span> are for serial communications to host computer; Tx and Rx are from Snickerdoodle’s perspective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J3</text:p>
          </table:table-cell>
          <table:covered-table-cell table:number-columns-repeated="3"/>
          <table:table-cell/>
          <table:table-cell office:value-type="string" calcext:value-type="string">
            <text:p><text:span text:style-name="T1">SDA</text:span><text:span text:style-name="T2"> and </text:span><text:span text:style-name="T1">SCL</text:span><text:span text:style-name="T2"> are I</text:span><text:span text:style-name="T9">2</text:span><text:span text:style-name="T2">C bus to temperature sensors on amplifier boards; no need for clock rates higher than 100 kHz</text:span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_MIO52_501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<text:span text:style-name="T10">I</text:span><text:span text:style-name="T11">2</text:span><text:span text:style-name="T10">C bus connects to 2x PCA9544 bus expanders: address 1110000 handles amplifier boards 0-3, and 1110001 handles amplifier boards 4-7</text:span>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S_MIO53_501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Each amplifier board has 3x ADC081C021 ADCs, with addresses 1010101 (left), 1010110 (middle), and 1011001 (right); see schematic for converting ADC readings to temperature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S_MIO16_501</text:p>
          </table:table-cell>
          <table:table-cell office:value-type="string" calcext:value-type="string">
            <text:p>A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S_MIO19_501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S_MIO17_501</text:p>
          </table:table-cell>
          <table:table-cell office:value-type="string" calcext:value-type="string">
            <text:p>E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S_MIO18_501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S_MIO20_501</text:p>
          </table:table-cell>
          <table:table-cell office:value-type="string" calcext:value-type="string">
            <text:p>A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S_MIO23_50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S_MIO21_501</text:p>
          </table:table-cell>
          <table:table-cell office:value-type="string" calcext:value-type="string">
            <text:p>F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S_MIO22_501</text:p>
          </table:table-cell>
          <table:table-cell office:value-type="string" calcext:value-type="string">
            <text:p>B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S_MIO24_501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S_MIO27_501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S_MIO25_501</text:p>
          </table:table-cell>
          <table:table-cell office:value-type="string" calcext:value-type="string">
            <text:p>F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S_MIO26_501</text:p>
          </table:table-cell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S_MIO28_501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S_MIO31_501</text:p>
          </table:table-cell>
          <table:table-cell office:value-type="string" calcext:value-type="string">
            <text:p>E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S_MIO29_501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26" calcext:value-type="float">
            <text:p>26</text:p>
          </table:table-cell>
          <table:table-cell office:value-type="string" calcext:value-type="string">
            <text:p>PS_MIO30_501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29" calcext:value-type="float">
            <text:p>29</text:p>
          </table:table-cell>
          <table:table-cell office:value-type="string" calcext:value-type="string">
            <text:p>PS_MIO32_501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30" calcext:value-type="float">
            <text:p>30</text:p>
          </table:table-cell>
          <table:table-cell office:value-type="string" calcext:value-type="string">
            <text:p>PS_MIO35_501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float" office:value="31" calcext:value-type="float">
            <text:p>31</text:p>
          </table:table-cell>
          <table:table-cell office:value-type="string" calcext:value-type="string">
            <text:p>PS_MIO33_501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S_MIO34_50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T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S_MIO36_501</text:p>
          </table:table-cell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S_MIO39_501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R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S_MIO37_501</text:p>
          </table:table-cell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S_MIO38_501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 number:title="User-defined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 number:title="User-defined">
      <number:number number:decimal-places="1" number:min-decimal-places="1" number:min-integer-digits="1"/>
    </number:number-style>
    <number:number-style style:name="N147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60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61">
      <number:number number:decimal-places="1" number:min-decimal-places="1" number:min-integer-digits="1" number:grouping="true"/>
    </number:number-style>
    <number:number-style style:name="N162">
      <number:number number:decimal-places="3" number:min-decimal-places="3" number:min-integer-digits="1" number:grouping="true"/>
    </number:number-style>
    <number:number-style style:name="N163">
      <number:number number:decimal-places="4" number:min-decimal-places="4" number:min-integer-digits="1" number:grouping="true"/>
    </number:number-style>
    <number:number-style style:name="N164" number:title="User-defined">
      <number:number number:decimal-places="6" number:min-decimal-places="6" number:min-integer-digits="1" number:grouping="true"/>
    </number:number-style>
    <number:number-style style:name="N165">
      <number:number number:decimal-places="5" number:min-decimal-places="5" number:min-integer-digits="1" number:grouping="true"/>
    </number:number-style>
    <number:number-style style:name="N166" number:title="User-defined">
      <number:scientific-number number:decimal-places="6" number:min-decimal-places="6" number:min-integer-digits="1" number:min-exponent-digits="1" number:exponent-interval="1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5:04:15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n Straney</meta:initial-creator>
    <meta:creation-date>2021-06-07T16:20:58.868000000</meta:creation-date>
    <dc:date>2025-04-27T15:05:47.667000000</dc:date>
    <meta:editing-duration>P1DT22H18M45S</meta:editing-duration>
    <meta:editing-cycles>52</meta:editing-cycles>
    <meta:generator>LibreOffice/24.8.5.2$Windows_X86_64 LibreOffice_project/fddf2685c70b461e7832239a0162a77216259f22</meta:generator>
    <meta:document-statistic meta:table-count="2" meta:cell-count="617" meta:object-count="0"/>
  </office:meta>
</office:document-meta>
</file>